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7">
      <style:paragraph-properties fo:line-height="115%" fo:text-align="justify" style:justify-single-word="false"/>
      <style:text-properties style:font-name="Bitstream Charter" fo:font-size="13pt" officeooo:paragraph-rsid="001b7feb" style:font-size-asian="13pt" style:font-size-complex="13pt"/>
    </style:style>
    <style:style style:name="P2" style:family="paragraph" style:parent-style-name="Standard" style:list-style-name="L8">
      <style:paragraph-properties fo:line-height="115%" fo:text-align="justify" style:justify-single-word="false"/>
      <style:text-properties style:font-name="Bitstream Charter" fo:font-size="13pt" officeooo:paragraph-rsid="001b7feb" style:font-size-asian="13pt" style:font-size-complex="13pt"/>
    </style:style>
    <style:style style:name="P3" style:family="paragraph" style:parent-style-name="Standard" style:list-style-name="L9">
      <style:paragraph-properties fo:line-height="115%" fo:text-align="justify" style:justify-single-word="false"/>
      <style:text-properties style:font-name="Bitstream Charter" fo:font-size="13pt" officeooo:paragraph-rsid="001b7feb" style:font-size-asian="13pt" style:font-size-complex="13pt"/>
    </style:style>
    <style:style style:name="P4" style:family="paragraph" style:parent-style-name="Standard">
      <style:paragraph-properties fo:line-height="115%" fo:text-align="justify" style:justify-single-word="false"/>
      <style:text-properties style:font-name="Bitstream Charter" fo:font-size="13pt" officeooo:paragraph-rsid="001b7feb" style:font-size-asian="13pt" style:font-size-complex="13pt"/>
    </style:style>
    <style:style style:name="P5" style:family="paragraph" style:parent-style-name="Standard">
      <style:paragraph-properties fo:line-height="115%"/>
      <style:text-properties style:font-name="Bitstream Charter" fo:font-size="13pt" officeooo:paragraph-rsid="001b7feb" style:font-size-asian="13pt" style:font-size-complex="13pt"/>
    </style:style>
    <style:style style:name="P6" style:family="paragraph" style:parent-style-name="Standard" style:list-style-name="L1">
      <style:paragraph-properties fo:line-height="115%" fo:text-align="justify" style:justify-single-word="false"/>
      <style:text-properties officeooo:paragraph-rsid="001b7feb"/>
    </style:style>
    <style:style style:name="P7" style:family="paragraph" style:parent-style-name="Standard" style:list-style-name="L6">
      <style:paragraph-properties fo:line-height="115%" fo:text-align="justify" style:justify-single-word="false"/>
      <style:text-properties officeooo:paragraph-rsid="001b7feb"/>
    </style:style>
    <style:style style:name="P8" style:family="paragraph" style:parent-style-name="Standard" style:list-style-name="L9">
      <style:paragraph-properties fo:line-height="115%" fo:text-align="justify" style:justify-single-word="false"/>
      <style:text-properties officeooo:paragraph-rsid="001b7feb"/>
    </style:style>
    <style:style style:name="P9" style:family="paragraph" style:parent-style-name="Standard">
      <style:paragraph-properties fo:line-height="115%" fo:text-align="justify" style:justify-single-word="false"/>
      <style:text-properties officeooo:paragraph-rsid="001b7feb"/>
    </style:style>
    <style:style style:name="P10" style:family="paragraph" style:parent-style-name="Standard">
      <style:paragraph-properties fo:line-height="115%" fo:text-align="justify" style:justify-single-word="false"/>
      <style:text-properties fo:color="#ff0000" style:font-name="Bitstream Charter" fo:font-size="13pt" officeooo:paragraph-rsid="001b7feb" style:font-size-asian="13pt" style:font-size-complex="13pt"/>
    </style:style>
    <style:style style:name="T1" style:family="text">
      <style:text-properties style:font-name="Bitstream Charter" fo:font-size="13pt" style:font-size-asian="13pt" style:font-size-complex="13pt"/>
    </style:style>
    <style:style style:name="T2" style:family="text">
      <style:text-properties fo:color="#ff0000" officeooo:rsid="001e7656"/>
    </style:style>
    <style:style style:name="T3" style:family="text">
      <style:text-properties fo:font-variant="normal" fo:text-transform="none" style:text-line-through-style="none" style:text-line-through-type="none" fo:letter-spacing="normal" fo:font-style="normal" style:text-underline-style="none" officeooo:rsid="00221c8d" style:text-blinking="false" fo:background-color="transparent" loext:char-shading-value="0"/>
    </style:style>
    <style:style style:name="T4" style:family="text">
      <style:text-properties fo:font-variant="normal" fo:text-transform="none" style:text-line-through-style="none" style:text-line-through-type="none" fo:letter-spacing="normal" fo:font-style="normal" style:text-underline-style="none" officeooo:rsid="001e7656" style:text-blinking="false" fo:background-color="transparent" loext:char-shading-value="0"/>
    </style:style>
    <style:style style:name="T5" style:family="text">
      <style:text-properties fo:color="#000000" style:font-name="Bitstream Charter" fo:font-size="13pt" style:font-size-asian="13pt" style:font-size-complex="13pt" loext:padding="0in" loext:border="none"/>
    </style:style>
    <style:style style:name="T6" style:family="text">
      <style:text-properties fo:color="#000000" style:font-name="Bitstream Charter" fo:font-size="13pt" officeooo:rsid="00228f4e" style:font-size-asian="13pt" style:font-size-complex="13pt" loext:padding="0in" loext:border="none"/>
    </style:style>
    <style:style style:name="T7" style:family="text">
      <style:text-properties fo:color="#000000" style:font-name="Bitstream Charter" fo:font-size="13pt" officeooo:rsid="002794db" style:font-size-asian="13pt" style:font-size-complex="13pt" loext:padding="0in" loext:border="none"/>
    </style:style>
    <style:style style:name="T8" style:family="text">
      <style:text-properties fo:color="#000000" style:font-name="Bitstream Charter" fo:font-size="13pt" officeooo:rsid="0023004d" style:font-size-asian="13pt" style:font-size-complex="13pt" loext:padding="0in" loext:border="none"/>
    </style:style>
    <style:style style:name="T9" style:family="text">
      <style:text-properties fo:color="#000000" style:font-name="Bitstream Charter" fo:font-size="13pt" fo:font-weight="bold" style:font-size-asian="13pt" style:font-size-complex="13pt" loext:padding="0in" loext:border="none"/>
    </style:style>
    <style:style style:name="T10" style:family="text">
      <style:text-properties fo:color="#000000" style:font-name="Bitstream Charter" fo:font-size="13pt" fo:font-weight="bold" officeooo:rsid="00228f4e" style:font-size-asian="13pt" style:font-size-complex="13pt" loext:padding="0in" loext:border="none"/>
    </style:style>
    <style:style style:name="T11" style:family="text">
      <style:text-properties fo:color="#000000" style:font-name="Bitstream Charter" fo:font-size="13pt" fo:font-weight="normal" style:font-size-asian="13pt" style:font-weight-asian="normal" style:font-size-complex="13pt" style:font-weight-complex="normal" loext:padding="0in" loext:border="none"/>
    </style:style>
    <style:style style:name="T12" style:family="text">
      <style:text-properties fo:color="#000000" style:text-line-through-style="none" style:text-line-through-type="none" style:font-name="Bitstream Charter" fo:font-size="13pt" style:text-underline-style="none" style:text-blinking="false" fo:background-color="transparent" loext:char-shading-value="0" style:font-size-asian="13pt" style:font-size-complex="13pt" loext:padding="0in" loext:border="none"/>
    </style:style>
    <style:style style:name="T13" style:family="text">
      <style:text-properties fo:color="#000000" style:text-line-through-style="none" style:text-line-through-type="none" style:font-name="Bitstream Charter" fo:font-size="13pt" style:text-underline-style="none" officeooo:rsid="00221c8d" style:text-blinking="false" fo:background-color="transparent" loext:char-shading-value="0" style:font-size-asian="13pt" style:font-size-complex="13pt" loext:padding="0in" loext:border="none"/>
    </style:style>
    <style:style style:name="T14" style:family="text">
      <style:text-properties fo:color="#000000" loext:padding="0in" loext:border="none"/>
    </style:style>
    <style:style style:name="T15" style:family="text">
      <style:text-properties fo:color="#000000" officeooo:rsid="0023004d" loext:padding="0in" loext:border="none"/>
    </style:style>
    <style:style style:name="T16" style:family="text">
      <style:text-properties officeooo:rsid="00221c8d"/>
    </style:style>
    <style:style style:name="T17" style:family="text">
      <style:text-properties officeooo:rsid="00228f4e"/>
    </style:style>
    <style:style style:name="T18" style:family="text">
      <style:text-properties officeooo:rsid="0023004d"/>
    </style:style>
    <style:style style:name="T19" style:family="text">
      <style:text-properties officeooo:rsid="00237d01"/>
    </style:style>
    <style:style style:name="T20" style:family="text">
      <style:text-properties officeooo:rsid="0024194e"/>
    </style:style>
    <style:style style:name="T21" style:family="text">
      <style:text-properties officeooo:rsid="00244700"/>
    </style:style>
    <style:style style:name="T22" style:family="text">
      <style:text-properties fo:color="#ff3333" style:text-line-through-style="none" style:text-line-through-type="none" style:font-name="Bitstream Charter" fo:font-size="13pt" style:text-underline-style="none" style:text-blinking="false" fo:background-color="transparent" loext:char-shading-value="0" style:font-size-asian="13pt" style:font-size-complex="13pt" loext:padding="0in" loext:border="none"/>
    </style:style>
    <style:style style:name="T23" style:family="text">
      <style:text-properties fo:color="#ff3333" style:text-line-through-style="none" style:text-line-through-type="none" style:font-name="Bitstream Charter" fo:font-size="13pt" style:text-underline-style="none" officeooo:rsid="00244700" style:text-blinking="false" fo:background-color="transparent" loext:char-shading-value="0" style:font-size-asian="13pt" style:font-size-complex="13pt" loext:padding="0in" loext:border="none"/>
    </style:style>
    <style:style style:name="T24" style:family="text">
      <style:text-properties fo:color="#ff3333" officeooo:rsid="0024470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olitique de Confidentialité</text:p>
      <text:p text:style-name="P5"/>
      <text:p text:style-name="P4">Qui sommes-nous ?</text:p>
      <text:p text:style-name="P4"/>
      <text:p text:style-name="P4">L’adresse de notre site web est : http//:businessladies12.com</text:p>
      <text:p text:style-name="P4">Editeur : Club Business Ladies 12</text:p>
      <text:p text:style-name="P4"><text:tab/> <text:s text:c="4"/>Maison des Associations</text:p>
      <text:p text:style-name="P4"><text:tab/> <text:s text:c="4"/>15 avenue Tarayre / 12000 Rodez</text:p>
      <text:p text:style-name="P4">Directrice de la publication : Renée Gonthier Agaya</text:p>
      <text:p text:style-name="P9"><text:span text:style-name="T1">Hébergement : OVH </text:span><text:a xlink:type="simple" xlink:href="http://www.ovh.fr/" text:style-name="Internet_20_link" text:visited-style-name="Visited_20_Internet_20_Link"><text:span text:style-name="T1">www.ovh.fr</text:span></text:a></text:p>
      <text:p text:style-name="P9"><text:span text:style-name="T1">Conception : Catworkx </text:span><text:a xlink:type="simple" xlink:href="http://www.catwork.xyz/" text:style-name="Internet_20_link" text:visited-style-name="Visited_20_Internet_20_Link"><text:span text:style-name="T1">www.catwork.xyz</text:span></text:a></text:p>
      <text:p text:style-name="P4">Crédits photographiques : Kaboompics, Club Business Ladies 12</text:p>
      <text:p text:style-name="P4"/>
      <text:p text:style-name="P4">Utilisation et transmission de vos données personnelles</text:p>
      <text:p text:style-name="P4"><text:line-break/><text:span text:style-name="T2">Halloasso spécifier pourquoi ? Ajouter lien</text:span></text:p>
      <text:p text:style-name="P10">Mailchimp</text:p>
      <text:p text:style-name="P10"/>
      <text:p text:style-name="P4"><text:span text:style-name="T3">1</text:span><text:span text:style-name="T4"> - Définition et nature des données à caractère personnel</text:span></text:p>
      <text:p text:style-name="P9"><text:span text:style-name="T5">Lors de votre utilisation du site internet accessible à l’adresse </text:span><text:a xlink:type="simple" xlink:href="https://www.helloasso.com/" office:target-frame-name="_blank" xlink:show="new" text:style-name="Internet_20_link" text:visited-style-name="Visited_20_Internet_20_Link"><text:span text:style-name="T12">www.</text:span></text:a><text:span text:style-name="T13">businessladies12.com</text:span><text:span text:style-name="T5">, nous pouvons être amenés à vous demander de nous communiquer des données à caractère personnel vous concernant, désignant toutes les données qui permettent d’identifier un individu directement ou indirectement.</text:span></text:p>
      <text:p text:style-name="P4">Dans ce cadre, nous collectons les données suivantes :</text:p>
      <text:p text:style-name="P4">1.1 - Information que vous nous communiquez</text:p>
      <text:p text:style-name="P4">Pour la bonne exécution des services que nous proposons à travers l<text:span text:style-name="T16">e site</text:span>, et notamment les services de paiement, nous collectons les données suivantes :</text:p>
      <text:list xml:id="list4637939069675792351" text:style-name="L1">
        <text:list-item>
          <text:p text:style-name="P6"><text:span text:style-name="Strong_20_Emphasis"><text:span text:style-name="T9">informations permettant votre identification</text:span></text:span><text:span text:style-name="T5"> lors de l’ouverture de votre compte ou de la réalisation d’un paiement : nom, prénom, adresse e-mail, adresse postale, nationalité, date de naissance ;</text:span></text:p>
        </text:list-item>
        <text:list-item>
          <text:p text:style-name="P6"><text:span text:style-name="Strong_20_Emphasis"><text:span text:style-name="T9">informations relatives au paiement :</text:span></text:span><text:span text:style-name="T5"> numéros de carte bancaire, numéros BIC et IBAN en cas de prélèvement SEPA ;</text:span></text:p>
        </text:list-item>
        <text:list-item>
          <text:p text:style-name="P6"><text:span text:style-name="Strong_20_Emphasis"><text:span text:style-name="T9">toutes informations que vous choisirez de nous communiquer :</text:span></text:span><text:span text:style-name="T5"> et notamment, une photographie de profil.</text:span></text:p>
        </text:list-item>
      </text:list>
      <text:p text:style-name="P4"><text:span text:style-name="T14">1.2 - Information que nous collectons automatiquement lors de votre utilisation de </text:span><text:span text:style-name="T15">notre site</text:span></text:p>
      <text:p text:style-name="P4">Lors de votre utilisation d<text:span text:style-name="T17">u site</text:span> et pour la bonne exécution des services, nous sommes également susceptibles de collecter des données à caractère personnel vous concernant, de manière automatique par l’intermédiaire des outils et services proposés sur l<text:span text:style-name="T17">e site</text:span>.</text:p>
      <text:p text:style-name="P4"><text:soft-page-break/></text:p>
      <text:list xml:id="list1949549274053727604" text:style-name="L6">
        <text:list-item>
          <text:p text:style-name="P7"><text:span text:style-name="Strong_20_Emphasis"><text:span text:style-name="T9">Informations de géolocalisation :</text:span></text:span><text:span text:style-name="T5"> lors de votre utilisation de certaines fonctionnalités d</text:span><text:span text:style-name="T6">u site</text:span><text:span text:style-name="T5">, nous pouvons collecter des informations sur votre localisation, notamment grâce à votre adresse IP, </text:span><text:span text:style-name="T7">et au</text:span><text:span text:style-name="T5"> GPS de votre appareil mobile. La majorité de appareils mobiles vous permet de contrôler et de désactiver les fonctions de géolocalisation à partir du menu "paramètres" de votre appareil ;</text:span></text:p>
        </text:list-item>
        <text:list-item>
          <text:p text:style-name="P7"><text:span text:style-name="Strong_20_Emphasis"><text:span text:style-name="T9">Informations d’utilisation des outils et fonctionnalités d</text:span></text:span><text:span text:style-name="Strong_20_Emphasis"><text:span text:style-name="T10">u site</text:span></text:span><text:span text:style-name="Strong_20_Emphasis"><text:span text:style-name="T9"> :</text:span></text:span><text:span text:style-name="T5"> nous collectons des informations concernant vos interactions avec l</text:span><text:span text:style-name="T8">e site</text:span><text:span text:style-name="T5"> et notamment, les pages ou les contenus consultés sur l</text:span><text:span text:style-name="T6">e site</text:span><text:span text:style-name="T5">, les liens sur lesquels vous avez cliqués ;</text:span></text:p>
        </text:list-item>
        <text:list-item>
          <text:p text:style-name="P7"><text:span text:style-name="Strong_20_Emphasis"><text:span text:style-name="T9">Informations de connexion et relatives aux équipements et appareils que vous utilisez pour vous connecter </text:span></text:span><text:span text:style-name="Strong_20_Emphasis"><text:span text:style-name="T10">au site</text:span></text:span><text:span text:style-name="Strong_20_Emphasis"><text:span text:style-name="T9"> :</text:span></text:span><text:span text:style-name="T5"> nous collectons les données de connexion d’appareils lorsque vous accédez </text:span><text:span text:style-name="T6">au site</text:span><text:span text:style-name="T5">, y compris si vous n’avez pas ouvert de compte sur notre </text:span><text:span text:style-name="T8">site</text:span><text:span text:style-name="T5">, et notamment, votre adresse IP, les dates et heures de connexion, les données relatives au matériel et aux logiciels informatiques utilisés, les identifiants uniques, les données de plantage, les pages visualisées ou affichées avant ou après s’être connecté </text:span><text:span text:style-name="T6">au site</text:span><text:span text:style-name="T5"> ;</text:span></text:p>
        </text:list-item>
        <text:list-item>
          <text:p text:style-name="P7"><text:span text:style-name="Strong_20_Emphasis"><text:span text:style-name="T9">Informations sur les opérations de paiement :</text:span></text:span><text:span text:style-name="T5"> date et heure du paiement, moyen de paiement utilisé, date d’expiration du moyen de paiement, montant du paiement.</text:span></text:p>
        </text:list-item>
      </text:list>
      <text:p text:style-name="P4">2 - Objet de la présente charte</text:p>
      <text:p text:style-name="P4">La présente charte a pour objet de vous informer sur les moyens que nous mettons en œuvre pour collecter et traiter vos données à caractère personnel, dans le respect le plus strict de vos droits.</text:p>
      <text:p text:style-name="P9"><text:span text:style-name="T5">Nous vous indiquons à ce sujet que nous nous conformons, dans la collecte et la gestion de vos données à caractère personnel, à la loi n° 78-17 du 6 janvier 1978 relative à l'informatique, aux fichiers et aux libertés, dans sa version actuelle, ainsi qu’au Règlement général de protection des données (ci-après "</text:span><text:span text:style-name="Emphasis"><text:span text:style-name="T5">RGPD</text:span></text:span><text:span text:style-name="T5">").</text:span></text:p>
      <text:p text:style-name="P4">3 - Identité du responsable de la collecte et du traitement de données</text:p>
      <text:p text:style-name="P9"><text:span text:style-name="T5">Le responsable de la collecte et du traitement de vos données à caractère personnel est l’</text:span><text:span text:style-name="T6">association Business Ladies 12</text:span><text:span text:style-name="T5">, (dénommée dans le cadre des présentes "</text:span><text:span text:style-name="Emphasis"><text:span text:style-name="T5">Nous</text:span></text:span><text:span text:style-name="T5">").</text:span></text:p>
      <text:p text:style-name="P4">4 - Collecte et traitement des données à caractère personnel</text:p>
      <text:p text:style-name="P4">Vos données à caractère personnel sont collectées et traitées pour répondre à une ou plusieurs des finalités suivantes :</text:p>
      <text:list xml:id="list2816555291665223972" text:style-name="L7">
        <text:list-item>
          <text:p text:style-name="P1">Gérer votre accès <text:span text:style-name="T18">au</text:span> et aux services accessibles sur l<text:span text:style-name="T18">e site</text:span> et leur utilisation, ainsi que répondre à toute demande concernant votre utilisation des services,</text:p>
        </text:list-item>
        <text:list-item>
          <text:p text:style-name="P1">Effectuer les opérations relatives à la gestion et au suivi de nos relations avec les utilisateurs, <text:s/>à l’occasion de l’utilisation de nos services,</text:p>
        </text:list-item>
        <text:list-item>
          <text:p text:style-name="P1">Constituer un fichier de membres inscrits, d’utilisateurs,</text:p>
        </text:list-item>
        <text:list-item>
          <text:p text:style-name="P1"><text:soft-page-break/>Adresser des newsletters ou tous messages informatifs relatifs à notre actualité et/ou toute évolution de nos <text:span text:style-name="T18">services</text:span>. Dans le cas où vous ne le souhaiteriez pas, nous vous donnons la faculté d’exprimer votre refus à ce sujet lors de la collecte de vos données ;</text:p>
        </text:list-item>
        <text:list-item>
          <text:p text:style-name="P1">Adresser des publicités, et notamment des publicités ciblées. Dans le cas où vous ne le souhaiteriez pas, nous vous donnons la faculté d’exprimer votre refus à ce sujet lors de la collecte de vos données.</text:p>
        </text:list-item>
        <text:list-item>
          <text:p text:style-name="P1">Élaborer des statistiques d’utilisation et de fréquentation de nos services,</text:p>
        </text:list-item>
        <text:list-item>
          <text:p text:style-name="P1">Optimiser le fonctionnement et l’efficacité des produits et services que nous vous proposons,</text:p>
        </text:list-item>
        <text:list-item>
          <text:p text:style-name="P1">Gérer la gestion des avis des personnes sur des produits, services ou contenus,</text:p>
        </text:list-item>
        <text:list-item>
          <text:p text:style-name="P1">Respecter nos obligations légales et réglementaires, notamment en matière de lutte contre la fraude bancaire. A ce titre, nous avons notamment l’obligation de vérifier ou d’authentifier vos informations collectées lors des opérations de paiement.</text:p>
        </text:list-item>
      </text:list>
      <text:p text:style-name="P4">Nous vous informons, lors de la collecte de vos données personnelles, si certaines données doivent être obligatoirement renseignées ou si elles sont facultatives. Nous vous indiquons également quelles sont les conséquences éventuelles d’un défaut de réponse.</text:p>
      <text:p text:style-name="P4">5 - Destinataires des données collectées et traitées</text:p>
      <text:p text:style-name="P4">Le personnel de notre <text:span text:style-name="T18">association</text:span>, les services chargés du contrôle (commissaire aux comptes notamment) et nos sous-traitants auront accès à vos données à caractère personnel.</text:p>
      <text:p text:style-name="P4">Peuvent également être destinataires de vos données à caractère personnel les organismes publics, exclusivement pour répondre à nos obligations légales, les auxiliaires de justice <text:span text:style-name="T19">et</text:span> les officiers ministériels.</text:p>
      <text:p text:style-name="P4">6 - Cession des données à caractère personnel</text:p>
      <text:p text:style-name="P4">Vos données à caractère personnel ne feront pas l’objet de cessions, locations ou échanges au bénéfice de tiers. Cependant, vous êtes informés que nous nous réservons la possibilité de communiquer à des tiers vos données entièrement anonymisées et sous forme agrégée, c’est-à-dire dans une forme ne permettant pas de vous identifier, de quelque manière que ce soit.</text:p>
      <text:p text:style-name="P4">7 - Durée de conservation des données à caractère personnel</text:p>
      <text:p text:style-name="P4">Concernant les données relatives à la gestion et au suivi des relations avec les utilisateurs de nos services :</text:p>
      <text:p text:style-name="P4">Vos données à caractère personnel ne seront pas conservées au-delà de la durée strictement nécessaire à la gestion de notre relation avec vous. Toutefois, les données permettant d’établir la preuve d’un droit ou d’un contrat, devant être conservées au titre du respect d’une obligation légale, le seront pendant la durée prévue par la loi en vigueur.</text:p>
      <text:p text:style-name="P4"><text:soft-page-break/>Nous conservons vos données pendant un délai maximum de trois (3) ans à compter de la collecte de vos données ou du dernier contact émanant de l’utilisateur ou de la fermeture de votre compte sur l<text:span text:style-name="T19">e site</text:span>.</text:p>
      <text:p text:style-name="P4">Au terme de ce délai de trois (3) ans, nous pourrons reprendre contact avec vous pour savoir si vous souhaitez continuer à recevoir des informations sur nos services.</text:p>
      <text:p text:style-name="P4">Concernant les données relatives aux cartes bancaires :</text:p>
      <text:p text:style-name="P4">Les transactions financières relatives au paiement des opérations de financement et des frais via l<text:span text:style-name="T19">e site</text:span>, sont confiées à un prestataire de services de paiement qui en assure le bon déroulement et la sécurité.</text:p>
      <text:p text:style-name="P4">Pour les besoins des services, ce prestataire de services de paiement peut être amené à être destinataire de vos données à caractère personnel relatives à vos coordonnées bancaires et notamment vos numéros de cartes bancaires, d’IBAN ou de RIB, qu’il recueille et conserve en notre nom et pour notre compte.</text:p>
      <text:p text:style-name="P4">Nous n’avons pas accès à ces données.</text:p>
      <text:p text:style-name="P4">Concernant la gestion des listes d’opposition à recevoir de la prospection :</text:p>
      <text:p text:style-name="P4">Les informations permettant de prendre en compte votre droit d’opposition sont conservées au minimum trois (3) ans à compter de l’exercice du droit d’opposition.</text:p>
      <text:p text:style-name="P4">Concernant les statistiques de mesure d’audience :</text:p>
      <text:p text:style-name="P4">Les informations stockées dans le terminal des utilisateurs ou tout autre élément utilisé pour identifier les utilisateurs et permettant leur traçabilité ou fréquentation ne seront pas conservées au-delà de treize (13) mois.</text:p>
      <text:p text:style-name="P4">8 - Sécurité</text:p>
      <text:p text:style-name="P4">Nous vous informons prendre toutes précautions utiles, mesures organisationnelles et techniques appropriées pour préserver la sécurité, l’intégrité et la confidentialité de vos données à caractère personnel et notamment, empêcher qu’elles soient déformées, endommagées ou que des tiers non autorisés y aient accès.</text:p>
      <text:p text:style-name="P4">9 - Hébergement</text:p>
      <text:p text:style-name="P4">Nous vous informons que vos données sont conservées et stockées, pendant toute la durée de leur conservation sur les serveurs de la société <text:span text:style-name="T20">OVH</text:span>.</text:p>
      <text:p text:style-name="P4">Vos données ne feront l’objet d’aucun transfert en dehors de l’Union européenne dans le cadre de l’utilisation des services que nous vous proposons.</text:p>
      <text:p text:style-name="P4">10 - Cookies</text:p>
      <text:p text:style-name="P4">Les cookies sont des fichiers textes, souvent cryptés, stockés dans votre navigateur. Ils sont créés lorsque le navigateur d’un utilisateur charge un site internet donné : le site envoie des informations au navigateur, qui crée alors un fichier texte. Chaque fois que l’utilisateur revient sur le même site, le navigateur récupère ce fichier et l’envoie au serveur du site internet.</text:p>
      <text:p text:style-name="P4">On peut distinguer trois types de cookies, qui n’ont pas les mêmes finalités : les cookies techniques, les cookies des réseaux sociaux et les cookies publicitaires :</text:p>
      <text:list xml:id="list7816395299514846199" text:style-name="L8">
        <text:list-item>
          <text:p text:style-name="P2"><text:soft-page-break/>Les cookies techniques sont utilisés tout au long de votre navigation, afin de la faciliter et d’exécuter certaines fonctions. Un cookie technique peut par exemple être utilisé pour mémoriser les réponses renseignées dans un formulaire ou encore les préférences de l’utilisateur s’agissant de la langue ou de la présentation d’un site internet, lorsque de telles options sont disponibles.</text:p>
        </text:list-item>
        <text:list-item>
          <text:p text:style-name="P2">Les cookies des réseaux sociaux peuvent être créés par les plateformes sociales pour permettre aux concepteurs de sites internet de partager le contenu de leur site sur lesdites plateformes. Ces cookies peuvent notamment être utilisés par les plateformes sociales pour tracer la navigation des internautes sur le site internet concerné, qu’ils utilisent ou non ces cookies.</text:p>
        </text:list-item>
        <text:list-item>
          <text:p text:style-name="P2">Les cookies publicitaires peuvent être créés non seulement par le site internet sur lequel l’utilisateur navigue, mais également par d’autres sites internet diffusant des publicités, annonces, widgets ou autres éléments sur la page affichée. Ces cookies peuvent notamment être utilisés pour effectuer de la publicité ciblée, c’est-à-dire de la publicité déterminée en fonction de la navigation de l’utilisateur.</text:p>
        </text:list-item>
      </text:list>
      <text:p text:style-name="P4">Nous utilisons des cookies techniques. Ceux-ci sont stockés dans votre navigateur pour une période de treize (13) mois.</text:p>
      <text:p text:style-name="P4">Nous utilisons des cookies des réseaux sociaux. Ces cookies ne sont déposés que si vous donnez votre accord. Vous pouvez vous informer sur leur nature, les accepter ou les refuser.</text:p>
      <text:p text:style-name="P4">Nous vous invitons par ailleurs à consulter les politiques de protection de la vie privée des plateformes sociales à l’origine de ces cookies, pour prendre connaissance des finalités d’utilisation des informations de navigation qu’elles peuvent recueillir grâce à ces cookies et des modalités d’exercice de vos droits auprès de ces plateformes.</text:p>
      <text:p text:style-name="P4">Nous utilisons également des cookies publicitaires. Ces cookies ne sont déposés que si vous donnez votre accord. Vous avez la possibilité de désactiver ces cookies dans les paramètres de votre navigateur web.</text:p>
      <text:p text:style-name="P4">Nous utilisons Google Analytics, qui est un outil statistique d’analyse d’audience qui génère des cookies permettant de mesurer le nombre de visites sur la Plateforme, le nombre de pages vues et l’activité des visiteurs. Votre adresse IP est également collectée pour déterminer la ville depuis laquelle vous vous connectez. La durée de conservation de ce cookie est mentionnée à l’article 7 (v) de la présente charte.</text:p>
      <text:p text:style-name="P4">Nous vous rappelons à toutes fins utiles qu’il vous est possible de vous opposer au dépôt de cookies techniques et des cookies générés par Google Analytics, en configurant votre navigateur. Un tel refus pourrait toutefois empêcher le bon fonctionnement d<text:span text:style-name="T20">u site</text:span>.</text:p>
      <text:p text:style-name="P4">11 - Consentement</text:p>
      <text:p text:style-name="P4"><text:soft-page-break/>Lorsque vous choisissez de communiquer vos données à caractère personnel aux fins de l’exécution des services que nous proposons par l’intermédiaire de notre <text:span text:style-name="T21">site</text:span>, vous donnez expressément votre consentement pour la collecte et le traitement de celles-ci conformément à ce qui est énoncé à la présente charte et à la législation en vigueur.</text:p>
      <text:p text:style-name="P4">12 - Accès à vos données à caractère personnel</text:p>
      <text:p text:style-name="P4">Conformément à la loi n° 78-17 du 6 janvier 1978 relative à l'informatique, aux fichiers et aux libertés, ainsi que de RGPD, vous disposez du droit d’accéder à vos données (article 15 du RGPD) pour en obtenir la communication et le cas échéant en obtenir, la rectification ou l’effacement (articles 16 et 17 du RGPD), à travers un accès en ligne à votre dossier. Vous pouvez également vous adresser à :</text:p>
      <text:list xml:id="list3154100431619952096" text:style-name="L9">
        <text:list-item>
          <text:p text:style-name="P8"><text:span text:style-name="T5">adresse de courrier électronique : </text:span><text:a xlink:type="simple" xlink:href="mailto:contact@business" text:style-name="Internet_20_link" text:visited-style-name="Visited_20_Internet_20_Link"><text:span text:style-name="T22">contact@b</text:span></text:a><text:a xlink:type="simple" xlink:href="mailto:contact@business" text:style-name="Internet_20_link" text:visited-style-name="Visited_20_Internet_20_Link">usiness</text:a><text:span text:style-name="T23">ladies</text:span><text:a xlink:type="simple" xlink:href="mailto:contact@helloasso.com" office:target-frame-name="_blank" xlink:show="new" text:style-name="Internet_20_link" text:visited-style-name="Visited_20_Internet_20_Link"><text:span text:style-name="T22">.com</text:span></text:a></text:p>
        </text:list-item>
        <text:list-item>
          <text:p text:style-name="P3">adresse de courrier postal : <text:span text:style-name="T24">Maison des associations ?</text:span></text:p>
        </text:list-item>
      </text:list>
      <text:p text:style-name="P4">Il est rappelé que toute personne peut, pour des motifs légitimes, demander la limitation au traitement des données la concernant (article 18 du RGPD) ou s'opposer audit traitement (articles 21 et 22 du RGPD).</text:p>
      <text:p text:style-name="P4">13 - Portabilité de vos données à caractère personnel</text:p>
      <text:p text:style-name="P4">Vous disposez d’un droit à la portabilité des données à caractère personnel que vous nous aurez fournies, entendues comme les données que vous avez déclarées activement et consciemment dans le cadre de l’accès et de l’utilisation des services, ainsi que des données générées par votre activité dans le cadre de l’utilisation des services (article 20 du RGPD). Nous vous rappelons que ce droit ne porte pas sur les données collectées et traitées sur une autre base légale que le consentement ou l’exécution du contrat nous liant.</text:p>
      <text:p text:style-name="P4">Ce droit peut être exercé gratuitement, à tout moment, et notamment lors de la fermeture de votre compte sur l<text:span text:style-name="T21">e site</text:span>, afin de récupérer et de conserver vos données à caractère personnel.</text:p>
      <text:p text:style-name="P4">Dans ce cadre, nous vous adresserons vos données à caractère personnel, par tous moyens jugés utiles, dans un format ouvert standard couramment utilisé et lisible par machine, conformément à l’état de l’art.</text:p>
      <text:p text:style-name="P4">14 - Introduction d’une réclamation devant une autorité de contrôle</text:p>
      <text:p text:style-name="P4">Vous êtes également informés que vous disposez du droit d’introduire une réclamation auprès d’une autorité de contrôle compétente, (la Commission Nationale Informatique et Libertés pour la France), dans l’Etat membre dans lequel se trouve votre résidence habituelle, votre lieu de travail ou le lieu où la violation de vos droits aurait été commise, si vous considérez que le traitement de vos données à caractère personnel objet de la présente Charte constitue une violation des textes applicables.</text:p>
      <text:p text:style-name="P4">Ce recours pourra être exercé sans préjudice de tout autre recours devant une juridiction administrative ou juridictionnelle. En effet, vous disposez également d’un <text:soft-page-break/>droit à un recours administratif ou juridictionnel effectif si vous considérez que le traitement de vos données à caractère personnel objet de la présente Charte constitue une violation des textes applicables.</text:p>
      <text:p text:style-name="P4">15 - Communication relative à une violation de données à caractère personnel</text:p>
      <text:p text:style-name="P4">Si nous constatons une faille de sécurité dans le traitement de vos données susceptibles d’entraîner un risque élevé pour vos droits et libertés, nous vous en informerons dans les meilleurs délais (article 34 du RGPD). Nous vous détaillerons à cette occasion la nature de la violation rencontrée et les mesures mise en place pour y mettre un terme.</text:p>
      <text:p text:style-name="P4">16 - Modifications</text:p>
      <text:p text:style-name="P4">Nous nous réservons le droit, à notre seule discrétion, de modifier à tout moment la présente charte, en totalité ou en partie. Ces modifications entreront en vigueur à compter de la publication de la nouvelle charte. Votre utilisation d<text:span text:style-name="T21">u site</text:span> suite à l’entrée en vigueur de ces modifications vaudra reconnaissance et acceptation de la nouvelle charte. A défaut et si cette nouvelle charte ne vous convient pas, vous ne devrez plus accéder <text:span text:style-name="T21">au site</text:span>.</text:p>
      <text:p text:style-name="P4">17 - Entrée en vigueur</text:p>
      <text:p text:style-name="P9"><text:span text:style-name="T5">La présente charte est entrée en vigueur l</text:span><text:span text:style-name="T11">e </text:span><text:span text:style-name="Strong_20_Emphasis"><text:span text:style-name="T11">24 Mai 2018</text:span></text:span><text:span text:style-name="T11">.</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11:20:31.796645092</meta:creation-date>
    <dc:date>2018-07-02T11:21:15.360903180</dc:date>
    <meta:editing-duration>PT43S</meta:editing-duration>
    <meta:editing-cycles>1</meta:editing-cycles>
    <meta:document-statistic meta:table-count="0" meta:image-count="0" meta:object-count="0" meta:page-count="7" meta:paragraph-count="99" meta:word-count="2595" meta:character-count="16518" meta:non-whitespace-character-count="14029"/>
    <meta:generator>LibreOffice/5.1.6.2$Linux_X86_64 LibreOffice_project/10m0$Build-2</meta:generator>
  </office:meta>
</office:document-meta>
</file>